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486in" fo:margin-left="0.8097in" table:align="left"/>
    </style:style>
    <style:style style:name="Table1.A" style:family="table-column">
      <style:table-column-properties style:column-width="2.6924in"/>
    </style:style>
    <style:style style:name="Table1.B" style:family="table-column">
      <style:table-column-properties style:column-width="0.4722in"/>
    </style:style>
    <style:style style:name="Table1.D" style:family="table-column">
      <style:table-column-properties style:column-width="1.4764in"/>
    </style:style>
    <style:style style:name="Table1.E" style:family="table-column">
      <style:table-column-properties style:column-width="1.4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df554" officeooo:paragraph-rsid="003df55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357ff" officeooo:paragraph-rsid="003fdc0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f9ce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" fo:font-size="12pt" officeooo:rsid="0097d32f" officeooo:paragraph-rsid="0097d32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officeooo:rsid="009c10f2" officeooo:paragraph-rsid="009cb57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 officeooo:rsid="00951431" officeooo:paragraph-rsid="00951431"/>
    </style:style>
    <style:style style:name="P9" style:family="paragraph" style:parent-style-name="Table_20_Contents">
      <style:text-properties style:font-name="DejaVu Sans Condensed" fo:font-weight="bold" officeooo:rsid="00951431" officeooo:paragraph-rsid="00951431" style:font-weight-asian="bold" style:font-weight-complex="bold"/>
    </style:style>
    <style:style style:name="P10" style:family="paragraph" style:parent-style-name="Table_20_Contents">
      <style:text-properties style:font-name="DejaVu Sans Condensed" fo:font-weight="bold" officeooo:rsid="009b293c" officeooo:paragraph-rsid="009b293c" style:font-weight-asian="bold" style:font-weight-complex="bold"/>
    </style:style>
    <style:style style:name="P11" style:family="paragraph" style:parent-style-name="Table_20_Contents">
      <style:text-properties style:font-name="DejaVu Sans Condensed" fo:font-size="12pt" officeooo:rsid="0097d32f" officeooo:paragraph-rsid="0097d32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2pt" officeooo:rsid="0097d32f" officeooo:paragraph-rsid="0097d32f" style:font-size-asian="12pt" style:font-size-complex="12pt"/>
    </style:style>
    <style:style style:name="P13" style:family="paragraph" style:parent-style-name="Table_20_Contents">
      <style:text-properties style:font-name="DejaVu Sans Condensed" fo:font-size="12pt" officeooo:rsid="0099d246" officeooo:paragraph-rsid="0099d246" style:font-size-asian="12pt" style:font-size-complex="12pt"/>
    </style:style>
    <style:style style:name="P14" style:family="paragraph" style:parent-style-name="Table_20_Contents">
      <style:text-properties style:font-name="DejaVu Sans Condensed" fo:font-size="12pt" officeooo:rsid="009befcd" officeooo:paragraph-rsid="009befcd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" fo:font-size="12pt" officeooo:rsid="009befcd" officeooo:paragraph-rsid="009befcd" style:font-size-asian="12pt" style:font-size-complex="12pt"/>
    </style:style>
    <style:style style:name="P16" style:family="paragraph" style:parent-style-name="Table_20_Contents">
      <style:text-properties style:font-name="DejaVu Sans Condensed" fo:font-size="12pt" officeooo:rsid="009c10f2" officeooo:paragraph-rsid="009c10f2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" fo:font-size="12pt" officeooo:rsid="009c10f2" officeooo:paragraph-rsid="009c10f2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fo:font-size="12pt" officeooo:rsid="009cb57d" officeooo:paragraph-rsid="009cb57d" style:font-size-asian="12pt" style:font-size-complex="12pt"/>
    </style:style>
    <style:style style:name="P19" style:family="paragraph" style:parent-style-name="Table_20_Contents">
      <style:text-properties officeooo:paragraph-rsid="00951431"/>
    </style:style>
    <style:style style:name="P20" style:family="paragraph" style:parent-style-name="Table_20_Contents">
      <style:text-properties officeooo:paragraph-rsid="0097d32f"/>
    </style:style>
    <style:style style:name="P21" style:family="paragraph" style:parent-style-name="Table_20_Contents">
      <style:text-properties officeooo:paragraph-rsid="009befcd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fo:font-size="12pt" officeooo:rsid="009befcd" officeooo:paragraph-rsid="009befcd" style:font-size-asian="12pt" style:font-size-complex="12pt"/>
    </style:style>
    <style:style style:name="P23" style:family="paragraph" style:parent-style-name="Table_20_Contents">
      <style:text-properties style:font-name="DejaVu Sans Condensed" fo:font-size="12pt" officeooo:rsid="009befcd" officeooo:paragraph-rsid="009befcd" style:font-size-asian="12pt" style:font-size-complex="12pt"/>
    </style:style>
    <style:style style:name="P24" style:family="paragraph" style:parent-style-name="Table_20_Contents">
      <style:text-properties style:font-name="DejaVu Sans Condensed" fo:font-size="12pt" officeooo:rsid="009c10f2" officeooo:paragraph-rsid="009c10f2" style:font-size-asian="12pt" style:font-size-complex="12pt"/>
    </style:style>
    <style:style style:name="P25" style:family="paragraph" style:parent-style-name="Table_20_Contents">
      <style:text-properties style:font-name="DejaVu Sans Condensed" fo:font-size="12pt" officeooo:rsid="0097d32f" officeooo:paragraph-rsid="0097d32f" style:font-size-asian="12pt" style:font-size-complex="12pt"/>
    </style:style>
    <style:style style:name="P26" style:family="paragraph" style:parent-style-name="Table_20_Contents">
      <style:text-properties style:font-name="DejaVu Sans Condensed" fo:font-size="12pt" officeooo:rsid="0099d246" officeooo:paragraph-rsid="0097d32f" style:font-size-asian="12pt" style:font-size-complex="12pt"/>
    </style:style>
    <style:style style:name="P27" style:family="paragraph" style:parent-style-name="Table_20_Contents">
      <style:text-properties style:text-position="0% 100%" style:font-name="DejaVu Sans Condensed" fo:font-size="12pt" officeooo:rsid="009cb57d" officeooo:paragraph-rsid="009cb57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text-position="0% 100%" style:font-name="DejaVu Sans Condensed" fo:font-size="12pt" officeooo:rsid="009cb57d" officeooo:paragraph-rsid="009cb57d" style:font-size-asian="12pt" style:font-size-complex="12pt"/>
    </style:style>
    <style:style style:name="P29" style:family="paragraph" style:parent-style-name="Table_20_Contents">
      <style:text-properties style:text-position="0% 100%" style:font-name="DejaVu Sans Condensed" fo:font-size="12pt" officeooo:rsid="009befcd" officeooo:paragraph-rsid="009befcd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2f08d" officeooo:paragraph-rsid="009123a7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text-line-through-style="none" style:text-line-through-type="none" style:font-name="DejaVu Sans Condensed" fo:font-size="12pt" officeooo:rsid="006bf369" officeooo:paragraph-rsid="006bf369" style:font-size-asian="12pt" style:font-size-complex="12pt"/>
    </style:style>
    <style:style style:name="P32" style:family="paragraph" style:parent-style-name="Standard" style:list-style-name="L3">
      <style:text-properties style:text-line-through-style="none" style:text-line-through-type="none" style:font-name="DejaVu Sans Condensed" fo:font-size="12pt" officeooo:rsid="009b293c" officeooo:paragraph-rsid="009b293c" style:font-size-asian="12pt" style:font-size-complex="12pt"/>
    </style:style>
    <style:style style:name="P33" style:family="paragraph" style:parent-style-name="Standard" style:list-style-name="L3">
      <style:text-properties style:text-line-through-style="none" style:text-line-through-type="none" style:font-name="DejaVu Sans Condensed" fo:font-size="12pt" officeooo:rsid="008c885c" officeooo:paragraph-rsid="008c885c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4295b" officeooo:paragraph-rsid="0087bbc4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4295b" officeooo:paragraph-rsid="0087bbc4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3c85d" officeooo:paragraph-rsid="0087bbc4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8ecd51" officeooo:paragraph-rsid="008ecd51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9123a7" officeooo:paragraph-rsid="009123a7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8a04df" officeooo:paragraph-rsid="008a04df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text-properties style:font-name="DejaVu Sans Condensed" fo:font-size="12pt" officeooo:rsid="008b287e" officeooo:paragraph-rsid="008b287e" style:font-size-asian="12pt" style:font-size-complex="12pt"/>
    </style:style>
    <style:style style:name="P41" style:family="paragraph" style:parent-style-name="Standard" style:list-style-name="L3">
      <style:text-properties style:font-name="DejaVu Sans Condensed" fo:font-size="12pt" officeooo:rsid="008a04df" officeooo:paragraph-rsid="008a04df" style:font-size-asian="12pt" style:font-size-complex="12pt"/>
    </style:style>
    <style:style style:name="P42" style:family="paragraph" style:parent-style-name="Standard" style:list-style-name="L3">
      <style:text-properties style:font-name="DejaVu Sans Condensed" fo:font-size="12pt" officeooo:rsid="008a04df" officeooo:paragraph-rsid="008b287e" style:font-size-asian="12pt" style:font-size-complex="12pt"/>
    </style:style>
    <style:style style:name="P43" style:family="paragraph" style:parent-style-name="Standard" style:list-style-name="L3">
      <style:text-properties style:font-name="DejaVu Sans Condensed" fo:font-size="12pt" officeooo:rsid="008a27f1" officeooo:paragraph-rsid="008a27f1" style:font-size-asian="12pt" style:font-size-complex="12pt"/>
    </style:style>
    <style:style style:name="P44" style:family="paragraph" style:parent-style-name="Standard" style:list-style-name="L3">
      <style:text-properties style:font-name="DejaVu Sans Condensed" fo:font-size="12pt" officeooo:rsid="008bf027" officeooo:paragraph-rsid="008bf027" style:font-size-asian="12pt" style:font-size-complex="12pt"/>
    </style:style>
    <style:style style:name="P45" style:family="paragraph" style:parent-style-name="Standard">
      <style:text-properties style:font-name="DejaVu Sans Condensed" fo:font-size="12pt" officeooo:rsid="009c10f2" officeooo:paragraph-rsid="008bf027" style:font-size-asian="12pt" style:font-size-complex="12pt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87bbc4"/>
    </style:style>
    <style:style style:name="P47" style:family="paragraph" style:parent-style-name="Standard" style:list-style-name="L3">
      <style:text-properties officeooo:paragraph-rsid="003fdc03"/>
    </style:style>
    <style:style style:name="P48" style:family="paragraph" style:parent-style-name="Standard" style:list-style-name="L3">
      <style:text-properties officeooo:rsid="008c885c" officeooo:paragraph-rsid="008c885c"/>
    </style:style>
    <style:style style:name="P49" style:family="paragraph" style:parent-style-name="Standard" style:list-style-name="L3">
      <style:text-properties officeooo:rsid="008bf027" officeooo:paragraph-rsid="008bf027"/>
    </style:style>
    <style:style style:name="P50" style:family="paragraph" style:parent-style-name="Standard" style:list-style-name="L3">
      <style:text-properties style:text-line-through-style="solid" style:text-line-through-type="single" style:font-name="DejaVu Sans Condensed" fo:font-size="12pt" officeooo:rsid="0056e0bb" officeooo:paragraph-rsid="0056e0bb" style:font-size-asian="12pt" style:font-size-complex="12pt"/>
    </style:style>
    <style:style style:name="T1" style:family="text">
      <style:text-properties officeooo:rsid="0057747f"/>
    </style:style>
    <style:style style:name="T2" style:family="text">
      <style:text-properties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7514fe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822d0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8260a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88738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8a764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3c8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87bbc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8ecd5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officeooo:rsid="0087bbc4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officeooo:rsid="0097d32f" style:font-size-asian="12pt" style:font-size-complex="12pt"/>
    </style:style>
    <style:style style:name="T14" style:family="text">
      <style:text-properties style:font-name="DejaVu Sans Condensed" fo:font-size="12pt" officeooo:rsid="009befcd" style:font-size-asian="12pt" style:font-size-complex="12pt"/>
    </style:style>
    <style:style style:name="T15" style:family="text">
      <style:text-properties style:font-name="DejaVu Sans Condensed" fo:font-size="12pt" officeooo:rsid="009c10f2" style:font-size-asian="12pt" style:font-size-complex="12pt"/>
    </style:style>
    <style:style style:name="T16" style:family="text">
      <style:text-properties style:font-name="DejaVu Sans Condensed" fo:font-size="12pt" officeooo:rsid="009cb57d" style:font-size-asian="12pt" style:font-size-complex="12pt"/>
    </style:style>
    <style:style style:name="T17" style:family="text">
      <style:text-properties style:font-name="DejaVu Sans Condensed" fo:font-weight="bold" officeooo:rsid="009671b3" style:font-weight-asian="bold" style:font-weight-complex="bold"/>
    </style:style>
    <style:style style:name="T18" style:family="text">
      <style:text-properties style:font-name="DejaVu Sans Condensed" fo:font-weight="bold" officeooo:rsid="00951431" style:font-weight-asian="bold" style:font-weight-complex="bold"/>
    </style:style>
    <style:style style:name="T19" style:family="text">
      <style:text-properties officeooo:rsid="008b287e"/>
    </style:style>
    <style:style style:name="T20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179cd7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8bf027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5487b6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9123a7"/>
    </style:style>
    <style:style style:name="T26" style:family="text">
      <style:text-properties officeooo:rsid="009671b3"/>
    </style:style>
    <style:style style:name="T27" style:family="text">
      <style:text-properties style:text-position="super 58%"/>
    </style:style>
    <style:style style:name="T28" style:family="text">
      <style:text-properties officeooo:rsid="009c10f2"/>
    </style:style>
    <style:style style:name="T29" style:family="text">
      <style:text-properties officeooo:rsid="009cb5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2</text:span><text:span text:style-name="T3">0</text:span><text:span text:style-name="T7">2</text:span><text:span text:style-name="T5"> - </text:span><text:span text:style-name="T7">Ground</text:span><text:span text:style-name="T2"> - </text:span><text:span text:style-name="T4">Preflight, </text:span><text:span text:style-name="T8">P</text:span><text:span text:style-name="T6">erformance Limits</text:span></text:p>
      <text:p text:style-name="P1"/>
      <text:p text:style-name="P2">Preflight checklist (after hot or cold start)</text:p>
      <text:list xml:id="list346765581" text:style-name="L1">
        <text:list-item>
          <text:p text:style-name="P30"><text:span text:style-name="T24">If carrying drop tanks</text:span>, set <text:span text:style-name="T24">Fuel Transfer Sequence Selector switch</text:span> <text:span text:style-name="T25">(on fuel panel, center console top) </text:span>to <text:span text:style-name="T24">BIDONS</text:span> ("cans"), otherwise set to <text:span text:style-name="T24">LISSE</text:span> ("smooth", clean/slick)</text:p>
        </text:list-item>
        <text:list-item>
          <text:p text:style-name="P34"><text:span text:style-name="T24">Lights</text:span> ... <text:span text:style-name="T24">As desired</text:span></text:p>
        </text:list-item>
      </text:list>
      <text:list xml:id="list3491440533" text:style-name="L2">
        <text:list-item>
          <text:list>
            <text:list-item>
              <text:p text:style-name="P35">Formation and anti-collision lights ... right console forward vertical panel outboard of master caution panel</text:p>
            </text:list-item>
            <text:list-item>
              <text:p text:style-name="P36">Landing and taxi lights ... left wall forward outboard</text:p>
            </text:list-item>
            <text:list-item>
              <text:p text:style-name="P37">Cockpit lights ... right console rear knobs</text:p>
            </text:list-item>
            <text:list-item>
              <text:p text:style-name="P37">HUD brightness ... switches on top of gunsight base, and knobs on bottom of gunsight base</text:p>
              <text:list>
                <text:list-item>
                  <text:p text:style-name="P38">AUTO/MAN switch -- AUTO (forward) should make the sight brightness vary automatically based on ambient lighting, MAN (aft) should make the sight brightness controlled by knobs on bottom of gunsight base. <text:s/>Not sure if working correctly right now??</text:p>
                </text:list-item>
                <text:list-item>
                  <text:p text:style-name="P38">S/N/A switch -- A (aft) is all reticle lights off, N (middle) is normal operation, S (forward) is emergency operation if a bulb goes out</text:p>
                </text:list-item>
              </text:list>
            </text:list-item>
            <text:list-item>
              <text:p text:style-name="P37">AOA, countermeasures, and G-meter lights ... small knob on bottom of stopwatch on upper left of HUD.</text:p>
            </text:list-item>
          </text:list>
        </text:list-item>
      </text:list>
      <text:list xml:id="list141860113988878" text:continue-list="list346765581" text:style-name="L1">
        <text:list-item>
          <text:p text:style-name="P46"><text:span text:style-name="T9">F</text:span><text:span text:style-name="T10">laps</text:span><text:span text:style-name="T12"> ... </text:span><text:span text:style-name="T11">Half</text:span></text:p>
        </text:list-item>
        <text:list-item>
          <text:p text:style-name="P39"><text:span text:style-name="T24">Parking Brake</text:span> ... <text:span text:style-name="T24">Release</text:span> (left console forward vertical panel, black/yellow striped handle)</text:p>
        </text:list-item>
      </text:list>
      <text:p text:style-name="P4"/>
      <text:p text:style-name="P3">Performance limits</text:p>
      <text:list xml:id="list918370034" text:style-name="L3">
        <text:list-item>
          <text:p text:style-name="P31">Fuel: 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Line208509762372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lbs</text:p>
          </table:table-cell>
          <table:table-cell table:style-name="Table1.A1" office:value-type="string">
            <text:p text:style-name="P9">kg</text:p>
          </table:table-cell>
          <table:table-cell table:style-name="Table1.A1" office:value-type="string">
            <text:p text:style-name="P9">lbs with internal</text:p>
          </table:table-cell>
          <table:table-cell table:style-name="Table1.E1" office:value-type="string">
            <text:p text:style-name="P9">kg with internal</text:p>
          </table:table-cell>
        </table:table-row>
        <table:table-row table:style-name="TableLine2085097616112">
          <table:table-cell table:style-name="Table1.A2" office:value-type="string">
            <text:p text:style-name="P9">Internal</text:p>
          </table:table-cell>
          <table:table-cell table:style-name="Table1.A2" office:value-type="string">
            <text:p text:style-name="P8">9354</text:p>
          </table:table-cell>
          <table:table-cell table:style-name="Table1.A2" office:value-type="string">
            <text:p text:style-name="P8">4243</text:p>
          </table:table-cell>
          <table:table-cell table:style-name="Table1.A2" office:value-type="string">
            <text:p text:style-name="P8">--</text:p>
          </table:table-cell>
          <table:table-cell table:style-name="Table1.E2" office:value-type="string">
            <text:p text:style-name="P8">--</text:p>
          </table:table-cell>
        </table:table-row>
        <table:table-row table:style-name="TableLine2085097612304">
          <table:table-cell table:style-name="Table1.A2" office:value-type="string">
            <text:p text:style-name="P9"><text:span text:style-name="T26">1x </text:span>1200 L centerline drop tank</text:p>
          </table:table-cell>
          <table:table-cell table:style-name="Table1.A2" office:value-type="string">
            <text:p text:style-name="P8">2508</text:p>
          </table:table-cell>
          <table:table-cell table:style-name="Table1.A2" office:value-type="string">
            <text:p text:style-name="P8">1138</text:p>
          </table:table-cell>
          <table:table-cell table:style-name="Table1.A2" office:value-type="string">
            <text:p text:style-name="P8">11862</text:p>
          </table:table-cell>
          <table:table-cell table:style-name="Table1.E2" office:value-type="string">
            <text:p text:style-name="P8">5381</text:p>
          </table:table-cell>
        </table:table-row>
        <table:table-row table:style-name="TableLine2085097612576">
          <table:table-cell table:style-name="Table1.A2" office:value-type="string">
            <text:p text:style-name="P9">2x 1200 L wing drop tanks</text:p>
          </table:table-cell>
          <table:table-cell table:style-name="Table1.A2" office:value-type="string">
            <text:p text:style-name="P8">5017</text:p>
          </table:table-cell>
          <table:table-cell table:style-name="Table1.A2" office:value-type="string">
            <text:p text:style-name="P8">2276</text:p>
          </table:table-cell>
          <table:table-cell table:style-name="Table1.A2" office:value-type="string">
            <text:p text:style-name="P8">14371</text:p>
          </table:table-cell>
          <table:table-cell table:style-name="Table1.E2" office:value-type="string">
            <text:p text:style-name="P8">6519</text:p>
          </table:table-cell>
        </table:table-row>
        <table:table-row table:style-name="TableLine2085097615568">
          <table:table-cell table:style-name="Table1.A2" office:value-type="string">
            <text:p text:style-name="P19"><text:span text:style-name="T17">c</text:span><text:span text:style-name="T18">enterline + </text:span><text:span text:style-name="T17">w</text:span><text:span text:style-name="T18">ing drop tanks</text:span></text:p>
          </table:table-cell>
          <table:table-cell table:style-name="Table1.A2" office:value-type="string">
            <text:p text:style-name="P8">7525</text:p>
          </table:table-cell>
          <table:table-cell table:style-name="Table1.A2" office:value-type="string">
            <text:p text:style-name="P8">3413</text:p>
          </table:table-cell>
          <table:table-cell table:style-name="Table1.A2" office:value-type="string">
            <text:p text:style-name="P8">16879</text:p>
          </table:table-cell>
          <table:table-cell table:style-name="Table1.E2" office:value-type="string">
            <text:p text:style-name="P8">7656</text:p>
          </table:table-cell>
        </table:table-row>
      </table:table>
      <text:list xml:id="list141859662767244" text:continue-numbering="true" text:style-name="L3">
        <text:list-item>
          <text:list>
            <text:list-item>
              <text:p text:style-name="P32">Jet fuel weight: 1 L = 0.81 kg, 1 kg = 1.23 L</text:p>
            </text:list-item>
          </text:list>
        </text:list-item>
        <text:list-item>
          <text:p text:style-name="P47"><text:span text:style-name="T21">Landing Gear: 2</text:span><text:span text:style-name="T22">4</text:span><text:span text:style-name="T21">0 kts</text:span></text:p>
        </text:list-item>
        <text:list-item>
          <text:p text:style-name="P48"><text:span text:style-name="T21">F</text:span><text:span text:style-name="T20">laps:</text:span></text:p>
          <text:list>
            <text:list-item>
              <text:p text:style-name="P33">Half: 300 kts</text:p>
            </text:list-item>
            <text:list-item>
              <text:p text:style-name="P33">Full: 225 kts</text:p>
            </text:list-item>
          </text:list>
        </text:list-item>
        <text:list-item>
          <text:p text:style-name="P33">Combat slats and flaps:</text:p>
          <text:list>
            <text:list-item>
              <text:p text:style-name="P33">Auto slats only: 470 kts or Mach 1.1</text:p>
            </text:list-item>
            <text:list-item>
              <text:p text:style-name="P33">Combat slats and flaps: 335 kts or Mach 0.85</text:p>
            </text:list-item>
          </text:list>
        </text:list-item>
        <text:list-item>
          <text:p text:style-name="P49"><text:span text:style-name="T23">B</text:span><text:span text:style-name="T20">rake chute: 210 kts</text:span></text:p>
        </text:list-item>
        <text:list-item>
          <text:p text:style-name="P50">Max speed: Approx 2.3 Mach <text:span text:style-name="T1">at 45000 ft</text:span> before wings ripped off</text:p>
        </text:list-item>
        <text:list-item>
          <text:p text:style-name="P40">G limits:</text:p>
          <text:list>
            <text:list-item>
              <text:p text:style-name="P40">Subsonic: -3 to +7.2</text:p>
            </text:list-item>
            <text:list-item>
              <text:p text:style-name="P40">Supersonic: -3 to +6</text:p>
            </text:list-item>
          </text:list>
        </text:list-item>
        <text:list-item>
          <text:p text:style-name="P41">Negative G: 15 sec</text:p>
        </text:list-item>
        <text:list-item>
          <text:p text:style-name="P42">Max speed:</text:p>
          <text:list>
            <text:list-item>
              <text:p text:style-name="P42"><text:span text:style-name="T19">Below 20,000 ft: </text:span>700 kts IAS</text:p>
            </text:list-item>
            <text:list-item>
              <text:p text:style-name="P42"><text:span text:style-name="T19">Above 20,000 ft: </text:span>750 kts IAS</text:p>
            </text:list-item>
            <text:list-item>
              <text:p text:style-name="P40">Mach limit: 2.1</text:p>
            </text:list-item>
          </text:list>
        </text:list-item>
        <text:list-item>
          <text:p text:style-name="P43">Spin recovery: Neutralize controls, then apply opposite rudder.</text:p>
        </text:list-item>
        <text:list-item>
          <text:p text:style-name="P44">Maximum flight endurance with air refueling: 6 hours (due to oil consumption)</text:p>
        </text:list-item>
      </text:list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5T14:18:58.858000000</dc:date>
    <meta:editing-duration>P1DT9H51M49S</meta:editing-duration>
    <meta:editing-cycles>112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9" meta:word-count="374" meta:character-count="1985" meta:non-whitespace-character-count="1700"/>
  </office:meta>
</office:document-meta>
</file>